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dd3de" style:font-name="Fira Code" fo:font-size="6.5pt" fo:font-weight="normal" fo:background-color="#1a2a32"/>
    </style:style>
    <style:style style:name="P2" style:family="paragraph" style:parent-style-name="Standard">
      <style:paragraph-properties style:line-height-at-least="0.503cm"/>
      <style:text-properties fo:color="#ff1414" style:font-name="Fira Code" fo:font-size="6.5pt" fo:font-weight="bold" fo:background-color="#1a2a32"/>
    </style:style>
    <style:style style:name="P3" style:family="paragraph" style:parent-style-name="Standard">
      <style:text-properties fo:color="#ff1414" style:font-name="Fira Code" fo:font-size="6.5pt" fo:font-weight="bold" officeooo:rsid="0015e8dc" officeooo:paragraph-rsid="0015e8dc" fo:background-color="#1a2a32"/>
    </style:style>
    <style:style style:name="P4" style:family="paragraph" style:parent-style-name="Standard">
      <style:paragraph-properties style:line-height-at-least="0.503cm"/>
      <style:text-properties fo:color="#ffcb6b" style:font-name="Fira Code" fo:font-size="6.5pt" fo:font-weight="normal" fo:background-color="#1a2a32"/>
    </style:style>
    <style:style style:name="P5" style:family="paragraph" style:parent-style-name="Standard">
      <style:paragraph-properties style:line-height-at-least="0.503cm"/>
      <style:text-properties fo:font-size="6pt"/>
    </style:style>
    <style:style style:name="P6" style:family="paragraph" style:parent-style-name="Standard">
      <style:text-properties fo:font-size="6pt" officeooo:rsid="0015e8dc" officeooo:paragraph-rsid="0015e8dc"/>
    </style:style>
    <style:style style:name="P7" style:family="paragraph" style:parent-style-name="Standard">
      <style:text-properties officeooo:rsid="0015e8dc" officeooo:paragraph-rsid="0015e8dc"/>
    </style:style>
    <style:style style:name="P8" style:family="paragraph" style:parent-style-name="Standard">
      <style:text-properties fo:font-size="2pt" officeooo:rsid="0015e8dc" officeooo:paragraph-rsid="0015e8dc"/>
    </style:style>
    <style:style style:name="P9" style:family="paragraph" style:parent-style-name="Standard">
      <style:paragraph-properties fo:margin-top="0cm" fo:margin-bottom="0.499cm" loext:contextual-spacing="false" style:line-height-at-least="0.503cm"/>
      <style:text-properties fo:font-size="6pt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e8dc" officeooo:paragraph-rsid="0015e8dc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e8dc" officeooo:paragraph-rsid="0015e8dc" style:text-blinking="false" fo:background-color="transparent"/>
    </style:style>
    <style:style style:name="T1" style:family="text">
      <style:text-properties fo:color="#c792ea"/>
    </style:style>
    <style:style style:name="T2" style:family="text">
      <style:text-properties fo:color="#ffcb6b"/>
    </style:style>
    <style:style style:name="T3" style:family="text">
      <style:text-properties fo:color="#82aaff"/>
    </style:style>
    <style:style style:name="T4" style:family="text">
      <style:text-properties fo:color="#5fb3b3"/>
    </style:style>
    <style:style style:name="T5" style:family="text">
      <style:text-properties fo:color="#d19a66"/>
    </style:style>
    <style:style style:name="T6" style:family="text">
      <style:text-properties fo:color="#57b6c2"/>
    </style:style>
    <style:style style:name="T7" style:family="text">
      <style:text-properties fo:color="#98c37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3381826" text:style-name="L1">
        <text:list-item>
          <text:p text:style-name="P11"><text:bookmark text:name="docs-internal-guid-d0d8cbc5-7fff-11c0-cfc6-95da5b01efcd"/>Do the below programs in anonymous function &amp; IIFE</text:p>
          <text:list>
            <text:list-item>
              <text:p text:style-name="P11">Print odd numbers in an array</text:p>
            </text:list-item>
            <text:list-item>
              <text:p text:style-name="P11">Convert all the strings to title caps in a string array</text:p>
            </text:list-item>
            <text:list-item>
              <text:p text:style-name="P11">Sum of all numbers in an array</text:p>
            </text:list-item>
            <text:list-item>
              <text:p text:style-name="P11">Return all the prime numbers in an array</text:p>
            </text:list-item>
            <text:list-item>
              <text:p text:style-name="P11">Return all the palindromes in an array</text:p>
            </text:list-item>
            <text:list-item>
              <text:p text:style-name="P11">Return median of two sorted arrays of same size</text:p>
            </text:list-item>
            <text:list-item>
              <text:p text:style-name="P11">Remove duplicates from an array</text:p>
            </text:list-item>
            <text:list-item>
              <text:p text:style-name="P11">Rotate an array by k times</text:p>
            </text:list-item>
          </text:list>
        </text:list-item>
      </text:list>
      <text:p text:style-name="P13">Anonymous functions</text:p>
      <text:p text:style-name="P2">//Question 1</text:p>
      <text:p text:style-name="P2">//a. Print odd numbers in an array</text:p>
      <text:p text:style-name="P1"><text:span text:style-name="T1">let</text:span><text:span text:style-name="T2"> </text:span><text:span text:style-name="T3">oddFilter</text:span><text:span text:style-name="T2"> </text:span><text:span text:style-name="T1">=</text:span><text:span text:style-name="T2"> </text:span><text:span text:style-name="T1">function</text:span><text:span text:style-name="T2"> (</text:span><text:span text:style-name="T4">arr</text:span><text:span text:style-name="T2">) {</text:span></text:p>
      <text:p text:style-name="P1"><text:span text:style-name="T1">let</text:span><text:span text:style-name="T2"> </text:span><text:span text:style-name="T4">narr</text:span><text:span text:style-name="T2"> </text:span><text:span text:style-name="T1">=</text:span><text:span text:style-name="T2"> []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of</text:span><text:span text:style-name="T2"> </text:span><text:span text:style-name="T4">arr</text:span><text:span text:style-name="T2">) </text:span><text:span text:style-name="T1">if</text:span><text:span text:style-name="T2"> (</text:span><text:span text:style-name="T4">i</text:span><text:span text:style-name="T2"> </text:span><text:span text:style-name="T1">%</text:span><text:span text:style-name="T2"> </text:span><text:span text:style-name="T5">2</text:span><text:span text:style-name="T2"> </text:span><text:span text:style-name="T1">==</text:span><text:span text:style-name="T2"> </text:span><text:span text:style-name="T5">1</text:span><text:span text:style-name="T2">) </text:span><text:span text:style-name="T4">narr</text:span><text:span text:style-name="T2">.</text:span><text:span text:style-name="T3">push</text:span><text:span text:style-name="T2">(</text:span><text:span text:style-name="T4">i</text:span><text:span text:style-name="T2">)</text:span></text:p>
      <text:p text:style-name="P1"><text:span text:style-name="T1">return</text:span><text:span text:style-name="T2"> </text:span><text:span text:style-name="T4">narr</text:span></text:p>
      <text:p text:style-name="P4">}</text:p>
      <text:p text:style-name="P5"/>
      <text:p text:style-name="P2">//b. Convert all the strings to title caps in a string array</text:p>
      <text:p text:style-name="P1"><text:span text:style-name="T1">let</text:span><text:span text:style-name="T2"> </text:span><text:span text:style-name="T3">title</text:span><text:span text:style-name="T2"> </text:span><text:span text:style-name="T1">=</text:span><text:span text:style-name="T2"> </text:span><text:span text:style-name="T1">function</text:span><text:span text:style-name="T2"> (</text:span><text:span text:style-name="T4">str</text:span><text:span text:style-name="T2">) {</text:span></text:p>
      <text:p text:style-name="P1"><text:span text:style-name="T1">return</text:span><text:span text:style-name="T2"> </text:span><text:span text:style-name="T4">str</text:span><text:span text:style-name="T2">.</text:span><text:span text:style-name="T3">replace</text:span><text:span text:style-name="T2">(</text:span></text:p>
      <text:p text:style-name="P1"><text:span text:style-name="T6">/</text:span><text:span text:style-name="T5">\w\S</text:span><text:span text:style-name="T1">*</text:span><text:span text:style-name="T6">/</text:span><text:span text:style-name="T1">g</text:span><text:span text:style-name="T2">,</text:span></text:p>
      <text:p text:style-name="P1"><text:span text:style-name="T1">function</text:span><text:span text:style-name="T2"> (</text:span><text:span text:style-name="T4">txt</text:span><text:span text:style-name="T2">) {</text:span></text:p>
      <text:p text:style-name="P1"><text:span text:style-name="T1">return</text:span><text:span text:style-name="T2"> </text:span><text:span text:style-name="T4">txt</text:span><text:span text:style-name="T2">.</text:span><text:span text:style-name="T3">charAt</text:span><text:span text:style-name="T2">(</text:span><text:span text:style-name="T5">0</text:span><text:span text:style-name="T2">).</text:span><text:span text:style-name="T3">toUpperCase</text:span><text:span text:style-name="T2">() </text:span><text:span text:style-name="T1">+</text:span><text:span text:style-name="T2"> </text:span><text:span text:style-name="T4">txt</text:span><text:span text:style-name="T2">.</text:span><text:span text:style-name="T3">substr</text:span><text:span text:style-name="T2">(</text:span><text:span text:style-name="T5">1</text:span><text:span text:style-name="T2">).</text:span><text:span text:style-name="T3">toLowerCase</text:span><text:span text:style-name="T2">();</text:span></text:p>
      <text:p text:style-name="P4">}</text:p>
      <text:p text:style-name="P4">);</text:p>
      <text:p text:style-name="P4">}</text:p>
      <text:p text:style-name="P5"/>
      <text:p text:style-name="P2">//c. Sum of all numbers in an array</text:p>
      <text:p text:style-name="P1"><text:span text:style-name="T1">let</text:span><text:span text:style-name="T2"> </text:span><text:span text:style-name="T3">sum</text:span><text:span text:style-name="T2"> </text:span><text:span text:style-name="T1">=</text:span><text:span text:style-name="T2"> </text:span><text:span text:style-name="T1">function</text:span><text:span text:style-name="T2"> (</text:span><text:span text:style-name="T4">arr</text:span><text:span text:style-name="T2">) {</text:span></text:p>
      <text:p text:style-name="P1"><text:span text:style-name="T1">let</text:span><text:span text:style-name="T2"> </text:span><text:span text:style-name="T4">s</text:span><text:span text:style-name="T2"> </text:span><text:span text:style-name="T1">=</text:span><text:span text:style-name="T2"> </text:span><text:span text:style-name="T5">0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of</text:span><text:span text:style-name="T2"> </text:span><text:span text:style-name="T4">arr</text:span><text:span text:style-name="T2">) </text:span><text:span text:style-name="T4">s</text:span><text:span text:style-name="T2"> </text:span><text:span text:style-name="T1">+=</text:span><text:span text:style-name="T2"> </text:span><text:span text:style-name="T4">i</text:span></text:p>
      <text:p text:style-name="P1"><text:span text:style-name="T1">return</text:span><text:span text:style-name="T2"> </text:span><text:span text:style-name="T4">s</text:span></text:p>
      <text:p text:style-name="P4">}</text:p>
      <text:p text:style-name="P5"/>
      <text:p text:style-name="P2">//d. Return all the prime numbers in an array</text:p>
      <text:p text:style-name="P1"><text:span text:style-name="T1">let</text:span><text:span text:style-name="T2"> </text:span><text:span text:style-name="T3">isPrime</text:span><text:span text:style-name="T2"> </text:span><text:span text:style-name="T1">=</text:span><text:span text:style-name="T2"> </text:span><text:span text:style-name="T1">function</text:span><text:span text:style-name="T2"> (</text:span><text:span text:style-name="T4">n</text:span><text:span text:style-name="T2">) {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=</text:span><text:span text:style-name="T2"> </text:span><text:span text:style-name="T5">2</text:span><text:span text:style-name="T2">; </text:span><text:span text:style-name="T4">i</text:span><text:span text:style-name="T2"> </text:span><text:span text:style-name="T1">&lt;</text:span><text:span text:style-name="T2"> </text:span><text:span text:style-name="T4">n</text:span><text:span text:style-name="T2">; </text:span><text:span text:style-name="T4">i</text:span><text:span text:style-name="T1">++</text:span><text:span text:style-name="T2">) </text:span><text:span text:style-name="T1">if</text:span><text:span text:style-name="T2"> (</text:span><text:span text:style-name="T4">n</text:span><text:span text:style-name="T2"> </text:span><text:span text:style-name="T1">%</text:span><text:span text:style-name="T2"> </text:span><text:span text:style-name="T4">i</text:span><text:span text:style-name="T2"> </text:span><text:span text:style-name="T1">===</text:span><text:span text:style-name="T2"> </text:span><text:span text:style-name="T5">0</text:span><text:span text:style-name="T2">) </text:span><text:span text:style-name="T1">return</text:span><text:span text:style-name="T2"> </text:span><text:span text:style-name="T5">false</text:span></text:p>
      <text:p text:style-name="P1"><text:span text:style-name="T1">return</text:span><text:span text:style-name="T2"> </text:span><text:span text:style-name="T5">true</text:span></text:p>
      <text:p text:style-name="P4">}</text:p>
      <text:p text:style-name="P1"><text:span text:style-name="T1">let</text:span><text:span text:style-name="T2"> </text:span><text:span text:style-name="T3">primeArr</text:span><text:span text:style-name="T2"> </text:span><text:span text:style-name="T1">=</text:span><text:span text:style-name="T2"> </text:span><text:span text:style-name="T1">function</text:span><text:span text:style-name="T2"> (</text:span><text:span text:style-name="T4">arr</text:span><text:span text:style-name="T2">) {</text:span></text:p>
      <text:p text:style-name="P1"><text:span text:style-name="T1">let</text:span><text:span text:style-name="T2"> </text:span><text:span text:style-name="T4">primes</text:span><text:span text:style-name="T2"> </text:span><text:span text:style-name="T1">=</text:span><text:span text:style-name="T2"> []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of</text:span><text:span text:style-name="T2"> </text:span><text:span text:style-name="T4">arr</text:span><text:span text:style-name="T2">) </text:span><text:span text:style-name="T1">if</text:span><text:span text:style-name="T2"> (</text:span><text:span text:style-name="T3">isPrime</text:span><text:span text:style-name="T2">(</text:span><text:span text:style-name="T4">i</text:span><text:span text:style-name="T2">)) </text:span><text:span text:style-name="T4">primes</text:span><text:span text:style-name="T2">.</text:span><text:span text:style-name="T3">push</text:span><text:span text:style-name="T2">(</text:span><text:span text:style-name="T4">i</text:span><text:span text:style-name="T2">)</text:span></text:p>
      <text:p text:style-name="P1"><text:span text:style-name="T1">return</text:span><text:span text:style-name="T2"> </text:span><text:span text:style-name="T4">primes</text:span></text:p>
      <text:p text:style-name="P4">}</text:p>
      <text:p text:style-name="P5"/>
      <text:p text:style-name="P2">//e. Return all the palindromes in an array</text:p>
      <text:p text:style-name="P1"><text:span text:style-name="T1">let</text:span><text:span text:style-name="T2"> </text:span><text:span text:style-name="T3">isPalindrome</text:span><text:span text:style-name="T2"> </text:span><text:span text:style-name="T1">=</text:span><text:span text:style-name="T2"> </text:span><text:span text:style-name="T1">function</text:span><text:span text:style-name="T2"> (</text:span><text:span text:style-name="T4">s</text:span><text:span text:style-name="T2">) { </text:span><text:span text:style-name="T1">return</text:span><text:span text:style-name="T2"> </text:span><text:span text:style-name="T4">s</text:span><text:span text:style-name="T2">.</text:span><text:span text:style-name="T3">split</text:span><text:span text:style-name="T2">(</text:span><text:span text:style-name="T7">''</text:span><text:span text:style-name="T2">).</text:span><text:span text:style-name="T3">reverse</text:span><text:span text:style-name="T2">().</text:span><text:span text:style-name="T3">join</text:span><text:span text:style-name="T2">(</text:span><text:span text:style-name="T7">''</text:span><text:span text:style-name="T2">) </text:span><text:span text:style-name="T1">==</text:span><text:span text:style-name="T2"> </text:span><text:span text:style-name="T4">s</text:span><text:span text:style-name="T2"> }</text:span></text:p>
      <text:p text:style-name="P1"><text:span text:style-name="T1">let</text:span><text:span text:style-name="T2"> </text:span><text:span text:style-name="T3">allPalindromes</text:span><text:span text:style-name="T2"> </text:span><text:span text:style-name="T1">=</text:span><text:span text:style-name="T2"> </text:span><text:span text:style-name="T1">function</text:span><text:span text:style-name="T2"> (</text:span><text:span text:style-name="T4">arr</text:span><text:span text:style-name="T2">) {</text:span></text:p>
      <text:p text:style-name="P1"><text:span text:style-name="T1">let</text:span><text:span text:style-name="T2"> </text:span><text:span text:style-name="T4">palindromes</text:span><text:span text:style-name="T2"> </text:span><text:span text:style-name="T1">=</text:span><text:span text:style-name="T2"> []</text:span></text:p>
      <text:p text:style-name="P1"><text:soft-page-break/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of</text:span><text:span text:style-name="T2"> </text:span><text:span text:style-name="T4">arr</text:span><text:span text:style-name="T2">) </text:span><text:span text:style-name="T1">if</text:span><text:span text:style-name="T2"> (</text:span><text:span text:style-name="T3">isPalindrome</text:span><text:span text:style-name="T2">(</text:span><text:span text:style-name="T4">i</text:span><text:span text:style-name="T2">)) </text:span><text:span text:style-name="T4">palindromes</text:span><text:span text:style-name="T2">.</text:span><text:span text:style-name="T3">push</text:span><text:span text:style-name="T2">(</text:span><text:span text:style-name="T4">i</text:span><text:span text:style-name="T2">)</text:span></text:p>
      <text:p text:style-name="P1"><text:span text:style-name="T1">return</text:span><text:span text:style-name="T2"> </text:span><text:span text:style-name="T4">palindromes</text:span></text:p>
      <text:p text:style-name="P4">}</text:p>
      <text:p text:style-name="P5"/>
      <text:p text:style-name="P2">//f. Return median of two sorted arrays of same size</text:p>
      <text:p text:style-name="P1"><text:span text:style-name="T1">let</text:span><text:span text:style-name="T2"> </text:span><text:span text:style-name="T3">getMedian</text:span><text:span text:style-name="T2"> </text:span><text:span text:style-name="T1">=</text:span><text:span text:style-name="T2"> </text:span><text:span text:style-name="T1">function</text:span><text:span text:style-name="T2"> (</text:span><text:span text:style-name="T4">ar1</text:span><text:span text:style-name="T2">, </text:span><text:span text:style-name="T4">ar2</text:span><text:span text:style-name="T2">, </text:span><text:span text:style-name="T4">n</text:span><text:span text:style-name="T2">) {</text:span></text:p>
      <text:p text:style-name="P1"><text:span text:style-name="T1">let</text:span><text:span text:style-name="T2"> </text:span><text:span text:style-name="T4">n1</text:span><text:span text:style-name="T2"> </text:span><text:span text:style-name="T1">=</text:span><text:span text:style-name="T2"> </text:span><text:span text:style-name="T4">ar1</text:span><text:span text:style-name="T2">.length;</text:span></text:p>
      <text:p text:style-name="P1"><text:span text:style-name="T1">if</text:span><text:span text:style-name="T2"> (</text:span><text:span text:style-name="T4">n1</text:span><text:span text:style-name="T2"> </text:span><text:span text:style-name="T1">==</text:span><text:span text:style-name="T2"> </text:span><text:span text:style-name="T4">n2</text:span><text:span text:style-name="T2">) {</text:span></text:p>
      <text:p text:style-name="P1"><text:span text:style-name="T1">let</text:span><text:span text:style-name="T2"> </text:span><text:span text:style-name="T4">n2</text:span><text:span text:style-name="T2"> </text:span><text:span text:style-name="T1">=</text:span><text:span text:style-name="T2"> </text:span><text:span text:style-name="T4">ar2</text:span><text:span text:style-name="T2">.length;</text:span></text:p>
      <text:p text:style-name="P1"><text:span text:style-name="T1">let</text:span><text:span text:style-name="T2"> </text:span><text:span text:style-name="T4">i</text:span><text:span text:style-name="T2"> </text:span><text:span text:style-name="T1">=</text:span><text:span text:style-name="T2"> </text:span><text:span text:style-name="T5">0</text:span><text:span text:style-name="T2">;</text:span></text:p>
      <text:p text:style-name="P1"><text:span text:style-name="T1">let</text:span><text:span text:style-name="T2"> </text:span><text:span text:style-name="T4">j</text:span><text:span text:style-name="T2"> </text:span><text:span text:style-name="T1">=</text:span><text:span text:style-name="T2"> </text:span><text:span text:style-name="T5">0</text:span><text:span text:style-name="T2">;</text:span></text:p>
      <text:p text:style-name="P1"><text:span text:style-name="T1">let</text:span><text:span text:style-name="T2"> </text:span><text:span text:style-name="T4">count</text:span><text:span text:style-name="T2">;</text:span></text:p>
      <text:p text:style-name="P1"><text:span text:style-name="T1">let</text:span><text:span text:style-name="T2"> </text:span><text:span text:style-name="T4">m1</text:span><text:span text:style-name="T2"> </text:span><text:span text:style-name="T1">=</text:span><text:span text:style-name="T2"> </text:span><text:span text:style-name="T1">-</text:span><text:span text:style-name="T5">1</text:span><text:span text:style-name="T2">, </text:span><text:span text:style-name="T4">m2</text:span><text:span text:style-name="T2"> </text:span><text:span text:style-name="T1">=</text:span><text:span text:style-name="T2"> </text:span><text:span text:style-name="T1">-</text:span><text:span text:style-name="T5">1</text:span><text:span text:style-name="T2">;</text:span></text:p>
      <text:p text:style-name="P1"><text:span text:style-name="T1">for</text:span><text:span text:style-name="T2"> (</text:span><text:span text:style-name="T4">count</text:span><text:span text:style-name="T2"> </text:span><text:span text:style-name="T1">=</text:span><text:span text:style-name="T2"> </text:span><text:span text:style-name="T5">0</text:span><text:span text:style-name="T2">; </text:span><text:span text:style-name="T4">count</text:span><text:span text:style-name="T2"> </text:span><text:span text:style-name="T1">&lt;=</text:span><text:span text:style-name="T2"> </text:span><text:span text:style-name="T4">n</text:span><text:span text:style-name="T2">; </text:span><text:span text:style-name="T4">count</text:span><text:span text:style-name="T1">++</text:span><text:span text:style-name="T2">) {</text:span></text:p>
      <text:p text:style-name="P1"><text:span text:style-name="T1">if</text:span><text:span text:style-name="T2"> (</text:span><text:span text:style-name="T4">i</text:span><text:span text:style-name="T2"> </text:span><text:span text:style-name="T1">==</text:span><text:span text:style-name="T2"> </text:span><text:span text:style-name="T4">n</text:span><text:span text:style-name="T2">) {</text:span></text:p>
      <text:p text:style-name="P1"><text:span text:style-name="T4">m1</text:span><text:span text:style-name="T2"> </text:span><text:span text:style-name="T1">=</text:span><text:span text:style-name="T2"> </text:span><text:span text:style-name="T4">m2</text:span><text:span text:style-name="T2">;</text:span></text:p>
      <text:p text:style-name="P1"><text:span text:style-name="T4">m2</text:span><text:span text:style-name="T2"> </text:span><text:span text:style-name="T1">=</text:span><text:span text:style-name="T2"> </text:span><text:span text:style-name="T4">ar2</text:span><text:span text:style-name="T2">[</text:span><text:span text:style-name="T5">0</text:span><text:span text:style-name="T2">];</text:span></text:p>
      <text:p text:style-name="P1"><text:span text:style-name="T1">break</text:span><text:span text:style-name="T2">;</text:span></text:p>
      <text:p text:style-name="P4">}</text:p>
      <text:p text:style-name="P1"><text:span text:style-name="T1">else</text:span><text:span text:style-name="T2"> </text:span><text:span text:style-name="T1">if</text:span><text:span text:style-name="T2"> (</text:span><text:span text:style-name="T4">j</text:span><text:span text:style-name="T2"> </text:span><text:span text:style-name="T1">==</text:span><text:span text:style-name="T2"> </text:span><text:span text:style-name="T4">n</text:span><text:span text:style-name="T2">) {</text:span></text:p>
      <text:p text:style-name="P1"><text:span text:style-name="T4">m1</text:span><text:span text:style-name="T2"> </text:span><text:span text:style-name="T1">=</text:span><text:span text:style-name="T2"> </text:span><text:span text:style-name="T4">m2</text:span><text:span text:style-name="T2">;</text:span></text:p>
      <text:p text:style-name="P1"><text:span text:style-name="T4">m2</text:span><text:span text:style-name="T2"> </text:span><text:span text:style-name="T1">=</text:span><text:span text:style-name="T2"> </text:span><text:span text:style-name="T4">ar1</text:span><text:span text:style-name="T2">[</text:span><text:span text:style-name="T5">0</text:span><text:span text:style-name="T2">];</text:span></text:p>
      <text:p text:style-name="P1"><text:span text:style-name="T1">break</text:span><text:span text:style-name="T2">;</text:span></text:p>
      <text:p text:style-name="P4">}</text:p>
      <text:p text:style-name="P5"/>
      <text:p text:style-name="P1"><text:span text:style-name="T1">if</text:span><text:span text:style-name="T2"> (</text:span><text:span text:style-name="T4">ar1</text:span><text:span text:style-name="T2">[</text:span><text:span text:style-name="T4">i</text:span><text:span text:style-name="T2">] </text:span><text:span text:style-name="T1">&lt;=</text:span><text:span text:style-name="T2"> </text:span><text:span text:style-name="T4">ar2</text:span><text:span text:style-name="T2">[</text:span><text:span text:style-name="T4">j</text:span><text:span text:style-name="T2">]) {</text:span></text:p>
      <text:p text:style-name="P1"><text:span text:style-name="T4">m1</text:span><text:span text:style-name="T2"> </text:span><text:span text:style-name="T1">=</text:span><text:span text:style-name="T2"> </text:span><text:span text:style-name="T4">m2</text:span><text:span text:style-name="T2">;</text:span></text:p>
      <text:p text:style-name="P1"><text:span text:style-name="T4">i</text:span><text:span text:style-name="T1">++</text:span><text:span text:style-name="T2">;</text:span></text:p>
      <text:p text:style-name="P1"><text:span text:style-name="T4">m2</text:span><text:span text:style-name="T2"> </text:span><text:span text:style-name="T1">=</text:span><text:span text:style-name="T2"> </text:span><text:span text:style-name="T4">ar1</text:span><text:span text:style-name="T2">[</text:span><text:span text:style-name="T4">i</text:span><text:span text:style-name="T2">];</text:span></text:p>
      <text:p text:style-name="P4">}</text:p>
      <text:p text:style-name="P1"><text:span text:style-name="T1">else</text:span><text:span text:style-name="T2"> {</text:span></text:p>
      <text:p text:style-name="P1"><text:span text:style-name="T4">m1</text:span><text:span text:style-name="T2"> </text:span><text:span text:style-name="T1">=</text:span><text:span text:style-name="T2"> </text:span><text:span text:style-name="T4">m2</text:span><text:span text:style-name="T2">;</text:span></text:p>
      <text:p text:style-name="P1"><text:span text:style-name="T4">m2</text:span><text:span text:style-name="T2"> </text:span><text:span text:style-name="T1">=</text:span><text:span text:style-name="T2"> </text:span><text:span text:style-name="T4">ar2</text:span><text:span text:style-name="T2">[</text:span><text:span text:style-name="T4">j</text:span><text:span text:style-name="T2">];</text:span></text:p>
      <text:p text:style-name="P1"><text:span text:style-name="T4">j</text:span><text:span text:style-name="T1">++</text:span><text:span text:style-name="T2">;</text:span></text:p>
      <text:p text:style-name="P4">}</text:p>
      <text:p text:style-name="P4">}</text:p>
      <text:p text:style-name="P1"><text:span text:style-name="T1">return</text:span><text:span text:style-name="T2"> (</text:span><text:span text:style-name="T4">m1</text:span><text:span text:style-name="T2"> </text:span><text:span text:style-name="T1">+</text:span><text:span text:style-name="T2"> </text:span><text:span text:style-name="T4">m2</text:span><text:span text:style-name="T2">) </text:span><text:span text:style-name="T1">/</text:span><text:span text:style-name="T2"> </text:span><text:span text:style-name="T5">2</text:span><text:span text:style-name="T2">;</text:span></text:p>
      <text:p text:style-name="P4">}</text:p>
      <text:p text:style-name="P1"><text:span text:style-name="T1">else</text:span><text:span text:style-name="T2"> </text:span><text:span text:style-name="T1">return</text:span><text:span text:style-name="T2"> </text:span><text:span text:style-name="T7">"Can't be found for array of equal lengths"</text:span></text:p>
      <text:p text:style-name="P4">}</text:p>
      <text:p text:style-name="P5"/>
      <text:p text:style-name="P2">//g. Remove duplicates from an array</text:p>
      <text:p text:style-name="P1"><text:span text:style-name="T1">let</text:span><text:span text:style-name="T2"> </text:span><text:span text:style-name="T3">removeDuplicates</text:span><text:span text:style-name="T2"> </text:span><text:span text:style-name="T1">=</text:span><text:span text:style-name="T2"> </text:span><text:span text:style-name="T1">function</text:span><text:span text:style-name="T2"> (</text:span><text:span text:style-name="T4">arr</text:span><text:span text:style-name="T2">) {</text:span></text:p>
      <text:p text:style-name="P1"><text:span text:style-name="T1">return</text:span><text:span text:style-name="T2"> [</text:span><text:span text:style-name="T1">...new</text:span><text:span text:style-name="T2"> Set(</text:span><text:span text:style-name="T4">arr</text:span><text:span text:style-name="T2">)]</text:span></text:p>
      <text:p text:style-name="P4">}</text:p>
      <text:p text:style-name="P5"/>
      <text:p text:style-name="P2">//h. Rotate an array by k times</text:p>
      <text:p text:style-name="P1"><text:span text:style-name="T1">let</text:span><text:span text:style-name="T2"> </text:span><text:span text:style-name="T3">arrRotation</text:span><text:span text:style-name="T2"> </text:span><text:span text:style-name="T1">=</text:span><text:span text:style-name="T2"> </text:span><text:span text:style-name="T1">function</text:span><text:span text:style-name="T2"> (</text:span><text:span text:style-name="T4">arr</text:span><text:span text:style-name="T2">, </text:span><text:span text:style-name="T4">k</text:span><text:span text:style-name="T2">) {</text:span></text:p>
      <text:p text:style-name="P1"><text:span text:style-name="T4">n</text:span><text:span text:style-name="T2"> </text:span><text:span text:style-name="T1">=</text:span><text:span text:style-name="T2"> </text:span><text:span text:style-name="T4">arr</text:span><text:span text:style-name="T2">.length</text:span></text:p>
      <text:p text:style-name="P1"><text:span text:style-name="T1">if</text:span><text:span text:style-name="T2"> (</text:span><text:span text:style-name="T4">k</text:span><text:span text:style-name="T2"> </text:span><text:span text:style-name="T1">&gt;</text:span><text:span text:style-name="T2"> </text:span><text:span text:style-name="T4">n</text:span><text:span text:style-name="T2">) </text:span><text:span text:style-name="T4">k</text:span><text:span text:style-name="T2"> </text:span><text:span text:style-name="T1">=</text:span><text:span text:style-name="T2"> </text:span><text:span text:style-name="T4">k</text:span><text:span text:style-name="T2"> </text:span><text:span text:style-name="T1">%</text:span><text:span text:style-name="T2"> </text:span><text:span text:style-name="T4">n</text:span></text:p>
      <text:p text:style-name="P1"><text:span text:style-name="T4">arr</text:span><text:span text:style-name="T2"> </text:span><text:span text:style-name="T1">=</text:span><text:span text:style-name="T2"> </text:span><text:span text:style-name="T4">arr</text:span><text:span text:style-name="T2">.</text:span><text:span text:style-name="T3">slice</text:span><text:span text:style-name="T2">(</text:span><text:span text:style-name="T4">k</text:span><text:span text:style-name="T2">, </text:span><text:span text:style-name="T4">n</text:span><text:span text:style-name="T2">).</text:span><text:span text:style-name="T3">concat</text:span><text:span text:style-name="T2">(</text:span><text:span text:style-name="T4">arr</text:span><text:span text:style-name="T2">.</text:span><text:span text:style-name="T3">slice</text:span><text:span text:style-name="T2">(</text:span><text:span text:style-name="T5">0</text:span><text:span text:style-name="T2">, </text:span><text:span text:style-name="T4">k</text:span><text:span text:style-name="T2">))</text:span></text:p>
      <text:p text:style-name="P1"><text:soft-page-break/><text:span text:style-name="T1">return</text:span><text:span text:style-name="T2"> </text:span><text:span text:style-name="T4">arr</text:span></text:p>
      <text:p text:style-name="P4">}</text:p>
      <text:p text:style-name="Standard"/>
      <text:p text:style-name="Standard"/>
      <text:p text:style-name="P7">IIFE format</text:p>
      <text:p text:style-name="P7"/>
      <text:p text:style-name="P3">//a. Print odd numbers in an array</text:p>
      <text:p text:style-name="P1"><text:span text:style-name="T1">let</text:span><text:span text:style-name="T2"> </text:span><text:span text:style-name="T4">oddFilter</text:span><text:span text:style-name="T2"> </text:span><text:span text:style-name="T1">=</text:span><text:span text:style-name="T2"> (</text:span><text:span text:style-name="T1">function</text:span><text:span text:style-name="T2"> (</text:span><text:span text:style-name="T4">arr</text:span><text:span text:style-name="T2">) {</text:span></text:p>
      <text:p text:style-name="P1"><text:span text:style-name="T1">let</text:span><text:span text:style-name="T2"> </text:span><text:span text:style-name="T4">narr</text:span><text:span text:style-name="T2"> </text:span><text:span text:style-name="T1">=</text:span><text:span text:style-name="T2"> []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of</text:span><text:span text:style-name="T2"> </text:span><text:span text:style-name="T4">arr</text:span><text:span text:style-name="T2">) </text:span><text:span text:style-name="T1">if</text:span><text:span text:style-name="T2"> (</text:span><text:span text:style-name="T4">i</text:span><text:span text:style-name="T2"> </text:span><text:span text:style-name="T1">%</text:span><text:span text:style-name="T2"> </text:span><text:span text:style-name="T5">2</text:span><text:span text:style-name="T2"> </text:span><text:span text:style-name="T1">==</text:span><text:span text:style-name="T2"> </text:span><text:span text:style-name="T5">1</text:span><text:span text:style-name="T2">) </text:span><text:span text:style-name="T4">narr</text:span><text:span text:style-name="T2">.</text:span><text:span text:style-name="T3">push</text:span><text:span text:style-name="T2">(</text:span><text:span text:style-name="T4">i</text:span><text:span text:style-name="T2">);</text:span></text:p>
      <text:p text:style-name="P1"><text:span text:style-name="T1">return</text:span><text:span text:style-name="T2"> </text:span><text:span text:style-name="T4">narr</text:span></text:p>
      <text:p text:style-name="P1"><text:span text:style-name="T2">})(</text:span><text:span text:style-name="T4">arr</text:span><text:span text:style-name="T2">);</text:span></text:p>
      <text:p text:style-name="P9"/>
      <text:p text:style-name="P2">//b. Convert all the strings to title caps in a string array</text:p>
      <text:p text:style-name="P1"><text:span text:style-name="T1">let</text:span><text:span text:style-name="T2"> </text:span><text:span text:style-name="T4">title</text:span><text:span text:style-name="T2"> </text:span><text:span text:style-name="T1">=</text:span><text:span text:style-name="T2"> (</text:span><text:span text:style-name="T1">function</text:span><text:span text:style-name="T2"> (</text:span><text:span text:style-name="T4">str</text:span><text:span text:style-name="T2">) {</text:span></text:p>
      <text:p text:style-name="P1"><text:span text:style-name="T1">return</text:span><text:span text:style-name="T2"> </text:span><text:span text:style-name="T4">str</text:span><text:span text:style-name="T2">.</text:span><text:span text:style-name="T3">replace</text:span><text:span text:style-name="T2">(</text:span></text:p>
      <text:p text:style-name="P1"><text:span text:style-name="T6">/</text:span><text:span text:style-name="T5">\w\S</text:span><text:span text:style-name="T1">*</text:span><text:span text:style-name="T6">/</text:span><text:span text:style-name="T1">g</text:span><text:span text:style-name="T2">,</text:span></text:p>
      <text:p text:style-name="P1"><text:span text:style-name="T1">function</text:span><text:span text:style-name="T2"> (</text:span><text:span text:style-name="T4">txt</text:span><text:span text:style-name="T2">) {</text:span></text:p>
      <text:p text:style-name="P1"><text:span text:style-name="T1">return</text:span><text:span text:style-name="T2"> </text:span><text:span text:style-name="T4">txt</text:span><text:span text:style-name="T2">.</text:span><text:span text:style-name="T3">charAt</text:span><text:span text:style-name="T2">(</text:span><text:span text:style-name="T5">0</text:span><text:span text:style-name="T2">).</text:span><text:span text:style-name="T3">toUpperCase</text:span><text:span text:style-name="T2">() </text:span><text:span text:style-name="T1">+</text:span><text:span text:style-name="T2"> </text:span><text:span text:style-name="T4">txt</text:span><text:span text:style-name="T2">.</text:span><text:span text:style-name="T3">substr</text:span><text:span text:style-name="T2">(</text:span><text:span text:style-name="T5">1</text:span><text:span text:style-name="T2">).</text:span><text:span text:style-name="T3">toLowerCase</text:span><text:span text:style-name="T2">();</text:span></text:p>
      <text:p text:style-name="P4">}</text:p>
      <text:p text:style-name="P4">);</text:p>
      <text:p text:style-name="P1"><text:span text:style-name="T2">})(</text:span><text:span text:style-name="T4">str</text:span><text:span text:style-name="T2">);</text:span></text:p>
      <text:p text:style-name="P9"/>
      <text:p text:style-name="P2">//c. Sum of all numbers in an array</text:p>
      <text:p text:style-name="P1"><text:span text:style-name="T1">let</text:span><text:span text:style-name="T2"> </text:span><text:span text:style-name="T4">sum</text:span><text:span text:style-name="T2"> </text:span><text:span text:style-name="T1">=</text:span><text:span text:style-name="T2"> (</text:span><text:span text:style-name="T1">function</text:span><text:span text:style-name="T2"> (</text:span><text:span text:style-name="T4">arr</text:span><text:span text:style-name="T2">) {</text:span></text:p>
      <text:p text:style-name="P1"><text:span text:style-name="T1">let</text:span><text:span text:style-name="T2"> </text:span><text:span text:style-name="T4">s</text:span><text:span text:style-name="T2"> </text:span><text:span text:style-name="T1">=</text:span><text:span text:style-name="T2"> </text:span><text:span text:style-name="T5">0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of</text:span><text:span text:style-name="T2"> </text:span><text:span text:style-name="T4">arr</text:span><text:span text:style-name="T2">) </text:span><text:span text:style-name="T4">s</text:span><text:span text:style-name="T2"> </text:span><text:span text:style-name="T1">+=</text:span><text:span text:style-name="T2"> </text:span><text:span text:style-name="T4">i</text:span></text:p>
      <text:p text:style-name="P1"><text:span text:style-name="T1">return</text:span><text:span text:style-name="T2"> </text:span><text:span text:style-name="T4">s</text:span></text:p>
      <text:p text:style-name="P1"><text:span text:style-name="T2">})(</text:span><text:span text:style-name="T4">arr</text:span><text:span text:style-name="T2">);</text:span></text:p>
      <text:p text:style-name="P5"/>
      <text:p text:style-name="P2">//d. Return all the prime numbers in an array</text:p>
      <text:p text:style-name="P1"><text:span text:style-name="T1">let</text:span><text:span text:style-name="T2"> </text:span><text:span text:style-name="T4">isPrime</text:span><text:span text:style-name="T2"> </text:span><text:span text:style-name="T1">=</text:span><text:span text:style-name="T2"> (</text:span><text:span text:style-name="T1">function</text:span><text:span text:style-name="T2"> (</text:span><text:span text:style-name="T4">n</text:span><text:span text:style-name="T2">) {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=</text:span><text:span text:style-name="T2"> </text:span><text:span text:style-name="T5">2</text:span><text:span text:style-name="T2">; </text:span><text:span text:style-name="T4">i</text:span><text:span text:style-name="T2"> </text:span><text:span text:style-name="T1">&lt;</text:span><text:span text:style-name="T2"> </text:span><text:span text:style-name="T4">n</text:span><text:span text:style-name="T2">; </text:span><text:span text:style-name="T4">i</text:span><text:span text:style-name="T1">++</text:span><text:span text:style-name="T2">) </text:span><text:span text:style-name="T1">if</text:span><text:span text:style-name="T2"> (</text:span><text:span text:style-name="T4">n</text:span><text:span text:style-name="T2"> </text:span><text:span text:style-name="T1">%</text:span><text:span text:style-name="T2"> </text:span><text:span text:style-name="T4">i</text:span><text:span text:style-name="T2"> </text:span><text:span text:style-name="T1">===</text:span><text:span text:style-name="T2"> </text:span><text:span text:style-name="T5">0</text:span><text:span text:style-name="T2">) </text:span><text:span text:style-name="T1">return</text:span><text:span text:style-name="T2"> </text:span><text:span text:style-name="T5">false</text:span></text:p>
      <text:p text:style-name="P1"><text:span text:style-name="T1">return</text:span><text:span text:style-name="T2"> </text:span><text:span text:style-name="T5">true</text:span></text:p>
      <text:p text:style-name="P1"><text:span text:style-name="T2">})(</text:span><text:span text:style-name="T4">n</text:span><text:span text:style-name="T2">);</text:span></text:p>
      <text:p text:style-name="P5"/>
      <text:p text:style-name="P2">//e. Return all the palindromes in an array</text:p>
      <text:p text:style-name="P1"><text:span text:style-name="T1">let</text:span><text:span text:style-name="T2"> </text:span><text:span text:style-name="T4">primeArr</text:span><text:span text:style-name="T2"> </text:span><text:span text:style-name="T1">=</text:span><text:span text:style-name="T2"> (</text:span><text:span text:style-name="T1">function</text:span><text:span text:style-name="T2"> (</text:span><text:span text:style-name="T4">arr</text:span><text:span text:style-name="T2">) {</text:span></text:p>
      <text:p text:style-name="P1"><text:span text:style-name="T1">let</text:span><text:span text:style-name="T2"> </text:span><text:span text:style-name="T4">primes</text:span><text:span text:style-name="T2"> </text:span><text:span text:style-name="T1">=</text:span><text:span text:style-name="T2"> []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of</text:span><text:span text:style-name="T2"> </text:span><text:span text:style-name="T4">arr</text:span><text:span text:style-name="T2">) </text:span><text:span text:style-name="T1">if</text:span><text:span text:style-name="T2"> (</text:span><text:span text:style-name="T3">isPrime</text:span><text:span text:style-name="T2">(</text:span><text:span text:style-name="T4">i</text:span><text:span text:style-name="T2">)) </text:span><text:span text:style-name="T4">primes</text:span><text:span text:style-name="T2">.</text:span><text:span text:style-name="T3">push</text:span><text:span text:style-name="T2">(</text:span><text:span text:style-name="T4">i</text:span><text:span text:style-name="T2">)</text:span></text:p>
      <text:p text:style-name="P1"><text:span text:style-name="T1">return</text:span><text:span text:style-name="T2"> </text:span><text:span text:style-name="T4">primes</text:span></text:p>
      <text:p text:style-name="P1"><text:span text:style-name="T2">})(</text:span><text:span text:style-name="T4">arr</text:span><text:span text:style-name="T2">)</text:span></text:p>
      <text:p text:style-name="P9"/>
      <text:p text:style-name="P2">//f. Return median of two sorted arrays of same size</text:p>
      <text:p text:style-name="P1"><text:span text:style-name="T1">let</text:span><text:span text:style-name="T2"> </text:span><text:span text:style-name="T4">allPalindromes</text:span><text:span text:style-name="T2"> </text:span><text:span text:style-name="T1">=</text:span><text:span text:style-name="T2"> (</text:span><text:span text:style-name="T1">function</text:span><text:span text:style-name="T2"> (</text:span><text:span text:style-name="T4">arr</text:span><text:span text:style-name="T2">) {</text:span></text:p>
      <text:p text:style-name="P1"><text:span text:style-name="T1">let</text:span><text:span text:style-name="T2"> </text:span><text:span text:style-name="T4">palindromes</text:span><text:span text:style-name="T2"> </text:span><text:span text:style-name="T1">=</text:span><text:span text:style-name="T2"> []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of</text:span><text:span text:style-name="T2"> </text:span><text:span text:style-name="T4">arr</text:span><text:span text:style-name="T2">) {</text:span></text:p>
      <text:p text:style-name="P1"><text:span text:style-name="T1">if</text:span><text:span text:style-name="T2"> (</text:span><text:span text:style-name="T4">i</text:span><text:span text:style-name="T2">.</text:span><text:span text:style-name="T3">split</text:span><text:span text:style-name="T2">(</text:span><text:span text:style-name="T7">""</text:span><text:span text:style-name="T2">).</text:span><text:span text:style-name="T3">reverse</text:span><text:span text:style-name="T2">().</text:span><text:span text:style-name="T3">join</text:span><text:span text:style-name="T2">(</text:span><text:span text:style-name="T7">''</text:span><text:span text:style-name="T2">) </text:span><text:span text:style-name="T1">==</text:span><text:span text:style-name="T2"> </text:span><text:span text:style-name="T4">i</text:span><text:span text:style-name="T2">) {</text:span></text:p>
      <text:p text:style-name="P1"><text:span text:style-name="T4">palindromes</text:span><text:span text:style-name="T2">.</text:span><text:span text:style-name="T3">push</text:span><text:span text:style-name="T2">(</text:span><text:span text:style-name="T4">i</text:span><text:span text:style-name="T2">)</text:span></text:p>
      <text:p text:style-name="P4"><text:soft-page-break/>}</text:p>
      <text:p text:style-name="P5"/>
      <text:p text:style-name="P4">}</text:p>
      <text:p text:style-name="P1"><text:span text:style-name="T4">console</text:span><text:span text:style-name="T2">.</text:span><text:span text:style-name="T3">log</text:span><text:span text:style-name="T2">(</text:span><text:span text:style-name="T4">palindromes</text:span><text:span text:style-name="T2">)</text:span></text:p>
      <text:p text:style-name="P1"><text:span text:style-name="T2">})(</text:span><text:span text:style-name="T4">arr</text:span><text:span text:style-name="T2">)</text:span></text:p>
      <text:p text:style-name="P5"/>
      <text:p text:style-name="P2">//g. Remove duplicates from an array//g. Remove duplicates from an array</text:p>
      <text:p text:style-name="P1"><text:span text:style-name="T1">let</text:span><text:span text:style-name="T2"> </text:span><text:span text:style-name="T4">getMedian</text:span><text:span text:style-name="T2"> </text:span><text:span text:style-name="T1">=</text:span><text:span text:style-name="T2"> (</text:span><text:span text:style-name="T1">function</text:span><text:span text:style-name="T2"> (</text:span><text:span text:style-name="T4">ar1</text:span><text:span text:style-name="T2">, </text:span><text:span text:style-name="T4">ar2</text:span><text:span text:style-name="T2">, </text:span><text:span text:style-name="T4">n</text:span><text:span text:style-name="T2">) {</text:span></text:p>
      <text:p text:style-name="P1"><text:span text:style-name="T1">var</text:span><text:span text:style-name="T2"> </text:span><text:span text:style-name="T4">i</text:span><text:span text:style-name="T2"> </text:span><text:span text:style-name="T1">=</text:span><text:span text:style-name="T2"> </text:span><text:span text:style-name="T5">0</text:span><text:span text:style-name="T2">;</text:span></text:p>
      <text:p text:style-name="P1"><text:span text:style-name="T1">var</text:span><text:span text:style-name="T2"> </text:span><text:span text:style-name="T4">j</text:span><text:span text:style-name="T2"> </text:span><text:span text:style-name="T1">=</text:span><text:span text:style-name="T2"> </text:span><text:span text:style-name="T5">0</text:span><text:span text:style-name="T2">;</text:span></text:p>
      <text:p text:style-name="P1"><text:span text:style-name="T1">var</text:span><text:span text:style-name="T2"> </text:span><text:span text:style-name="T4">count</text:span><text:span text:style-name="T2">;</text:span></text:p>
      <text:p text:style-name="P1"><text:span text:style-name="T1">var</text:span><text:span text:style-name="T2"> </text:span><text:span text:style-name="T4">m1</text:span><text:span text:style-name="T2"> </text:span><text:span text:style-name="T1">=</text:span><text:span text:style-name="T2"> </text:span><text:span text:style-name="T1">-</text:span><text:span text:style-name="T5">1</text:span><text:span text:style-name="T2">, </text:span><text:span text:style-name="T4">m2</text:span><text:span text:style-name="T2"> </text:span><text:span text:style-name="T1">=</text:span><text:span text:style-name="T2"> </text:span><text:span text:style-name="T1">-</text:span><text:span text:style-name="T5">1</text:span><text:span text:style-name="T2">;</text:span></text:p>
      <text:p text:style-name="P1"><text:span text:style-name="T1">for</text:span><text:span text:style-name="T2"> (</text:span><text:span text:style-name="T4">count</text:span><text:span text:style-name="T2"> </text:span><text:span text:style-name="T1">=</text:span><text:span text:style-name="T2"> </text:span><text:span text:style-name="T5">0</text:span><text:span text:style-name="T2">; </text:span><text:span text:style-name="T4">count</text:span><text:span text:style-name="T2"> </text:span><text:span text:style-name="T1">&lt;=</text:span><text:span text:style-name="T2"> </text:span><text:span text:style-name="T4">n</text:span><text:span text:style-name="T2">; </text:span><text:span text:style-name="T4">count</text:span><text:span text:style-name="T1">++</text:span><text:span text:style-name="T2">) {</text:span></text:p>
      <text:p text:style-name="P1"><text:span text:style-name="T1">if</text:span><text:span text:style-name="T2"> (</text:span><text:span text:style-name="T4">i</text:span><text:span text:style-name="T2"> </text:span><text:span text:style-name="T1">==</text:span><text:span text:style-name="T2"> </text:span><text:span text:style-name="T4">n</text:span><text:span text:style-name="T2">) {</text:span></text:p>
      <text:p text:style-name="P1"><text:span text:style-name="T4">m1</text:span><text:span text:style-name="T2"> </text:span><text:span text:style-name="T1">=</text:span><text:span text:style-name="T2"> </text:span><text:span text:style-name="T4">m2</text:span><text:span text:style-name="T2">;</text:span></text:p>
      <text:p text:style-name="P1"><text:span text:style-name="T4">m2</text:span><text:span text:style-name="T2"> </text:span><text:span text:style-name="T1">=</text:span><text:span text:style-name="T2"> </text:span><text:span text:style-name="T4">ar2</text:span><text:span text:style-name="T2">[</text:span><text:span text:style-name="T5">0</text:span><text:span text:style-name="T2">];</text:span></text:p>
      <text:p text:style-name="P1"><text:span text:style-name="T1">break</text:span><text:span text:style-name="T2">;</text:span></text:p>
      <text:p text:style-name="P4">}</text:p>
      <text:p text:style-name="P1"><text:span text:style-name="T1">else</text:span><text:span text:style-name="T2"> </text:span><text:span text:style-name="T1">if</text:span><text:span text:style-name="T2"> (</text:span><text:span text:style-name="T4">j</text:span><text:span text:style-name="T2"> </text:span><text:span text:style-name="T1">==</text:span><text:span text:style-name="T2"> </text:span><text:span text:style-name="T4">n</text:span><text:span text:style-name="T2">) {</text:span></text:p>
      <text:p text:style-name="P1"><text:span text:style-name="T4">m1</text:span><text:span text:style-name="T2"> </text:span><text:span text:style-name="T1">=</text:span><text:span text:style-name="T2"> </text:span><text:span text:style-name="T4">m2</text:span><text:span text:style-name="T2">;</text:span></text:p>
      <text:p text:style-name="P1"><text:span text:style-name="T4">m2</text:span><text:span text:style-name="T2"> </text:span><text:span text:style-name="T1">=</text:span><text:span text:style-name="T2"> </text:span><text:span text:style-name="T4">ar1</text:span><text:span text:style-name="T2">[</text:span><text:span text:style-name="T5">0</text:span><text:span text:style-name="T2">];</text:span></text:p>
      <text:p text:style-name="P1"><text:span text:style-name="T1">break</text:span><text:span text:style-name="T2">;</text:span></text:p>
      <text:p text:style-name="P4">}</text:p>
      <text:p text:style-name="P5"/>
      <text:p text:style-name="P1"><text:span text:style-name="T1">if</text:span><text:span text:style-name="T2"> (</text:span><text:span text:style-name="T4">ar1</text:span><text:span text:style-name="T2">[</text:span><text:span text:style-name="T4">i</text:span><text:span text:style-name="T2">] </text:span><text:span text:style-name="T1">&lt;=</text:span><text:span text:style-name="T2"> </text:span><text:span text:style-name="T4">ar2</text:span><text:span text:style-name="T2">[</text:span><text:span text:style-name="T4">j</text:span><text:span text:style-name="T2">]) {</text:span></text:p>
      <text:p text:style-name="P1"><text:span text:style-name="T4">m1</text:span><text:span text:style-name="T2"> </text:span><text:span text:style-name="T1">=</text:span><text:span text:style-name="T2"> </text:span><text:span text:style-name="T4">m2</text:span><text:span text:style-name="T2">;</text:span></text:p>
      <text:p text:style-name="P1"><text:span text:style-name="T4">i</text:span><text:span text:style-name="T1">++</text:span><text:span text:style-name="T2">;</text:span></text:p>
      <text:p text:style-name="P1"><text:span text:style-name="T4">m2</text:span><text:span text:style-name="T2"> </text:span><text:span text:style-name="T1">=</text:span><text:span text:style-name="T2"> </text:span><text:span text:style-name="T4">ar1</text:span><text:span text:style-name="T2">[</text:span><text:span text:style-name="T4">i</text:span><text:span text:style-name="T2">];</text:span></text:p>
      <text:p text:style-name="P4">}</text:p>
      <text:p text:style-name="P1"><text:span text:style-name="T1">else</text:span><text:span text:style-name="T2"> {</text:span></text:p>
      <text:p text:style-name="P1"><text:span text:style-name="T4">m1</text:span><text:span text:style-name="T2"> </text:span><text:span text:style-name="T1">=</text:span><text:span text:style-name="T2"> </text:span><text:span text:style-name="T4">m2</text:span><text:span text:style-name="T2">;</text:span></text:p>
      <text:p text:style-name="P1"><text:span text:style-name="T4">m2</text:span><text:span text:style-name="T2"> </text:span><text:span text:style-name="T1">=</text:span><text:span text:style-name="T2"> </text:span><text:span text:style-name="T4">ar2</text:span><text:span text:style-name="T2">[</text:span><text:span text:style-name="T4">j</text:span><text:span text:style-name="T2">];</text:span></text:p>
      <text:p text:style-name="P1"><text:span text:style-name="T4">j</text:span><text:span text:style-name="T1">++</text:span><text:span text:style-name="T2">;</text:span></text:p>
      <text:p text:style-name="P4">}</text:p>
      <text:p text:style-name="P4">}</text:p>
      <text:p text:style-name="P1"><text:span text:style-name="T1">return</text:span><text:span text:style-name="T2"> (</text:span><text:span text:style-name="T4">m1</text:span><text:span text:style-name="T2"> </text:span><text:span text:style-name="T1">+</text:span><text:span text:style-name="T2"> </text:span><text:span text:style-name="T4">m2</text:span><text:span text:style-name="T2">) </text:span><text:span text:style-name="T1">/</text:span><text:span text:style-name="T2"> </text:span><text:span text:style-name="T5">2</text:span><text:span text:style-name="T2">;</text:span></text:p>
      <text:p text:style-name="P1"><text:span text:style-name="T2">})(</text:span><text:span text:style-name="T4">ar1</text:span><text:span text:style-name="T2">, </text:span><text:span text:style-name="T4">ar2</text:span><text:span text:style-name="T2">, </text:span><text:span text:style-name="T4">n</text:span><text:span text:style-name="T2">);</text:span></text:p>
      <text:p text:style-name="P5"/>
      <text:p text:style-name="P2">//h. Rotate an array by k times</text:p>
      <text:p text:style-name="P1"><text:span text:style-name="T1">let</text:span><text:span text:style-name="T2"> </text:span><text:span text:style-name="T4">arrRotation</text:span><text:span text:style-name="T2"> </text:span><text:span text:style-name="T1">=</text:span><text:span text:style-name="T2"> (</text:span><text:span text:style-name="T1">function</text:span><text:span text:style-name="T2"> (</text:span><text:span text:style-name="T4">arr</text:span><text:span text:style-name="T2">, </text:span><text:span text:style-name="T4">k</text:span><text:span text:style-name="T2">) {</text:span></text:p>
      <text:p text:style-name="P1"><text:span text:style-name="T4">n</text:span><text:span text:style-name="T2"> </text:span><text:span text:style-name="T1">=</text:span><text:span text:style-name="T2"> </text:span><text:span text:style-name="T4">arr</text:span><text:span text:style-name="T2">.length</text:span></text:p>
      <text:p text:style-name="P1"><text:span text:style-name="T1">if</text:span><text:span text:style-name="T2"> (</text:span><text:span text:style-name="T4">k</text:span><text:span text:style-name="T2"> </text:span><text:span text:style-name="T1">&gt;</text:span><text:span text:style-name="T2"> </text:span><text:span text:style-name="T4">n</text:span><text:span text:style-name="T2">) </text:span><text:span text:style-name="T4">k</text:span><text:span text:style-name="T2"> </text:span><text:span text:style-name="T1">=</text:span><text:span text:style-name="T2"> </text:span><text:span text:style-name="T4">k</text:span><text:span text:style-name="T2"> </text:span><text:span text:style-name="T1">%</text:span><text:span text:style-name="T2"> </text:span><text:span text:style-name="T4">n</text:span></text:p>
      <text:p text:style-name="P1"><text:span text:style-name="T4">arr</text:span><text:span text:style-name="T2"> </text:span><text:span text:style-name="T1">=</text:span><text:span text:style-name="T2"> </text:span><text:span text:style-name="T4">arr</text:span><text:span text:style-name="T2">.</text:span><text:span text:style-name="T3">slice</text:span><text:span text:style-name="T2">(</text:span><text:span text:style-name="T4">k</text:span><text:span text:style-name="T2">, </text:span><text:span text:style-name="T4">n</text:span><text:span text:style-name="T2">).</text:span><text:span text:style-name="T3">concat</text:span><text:span text:style-name="T2">(</text:span><text:span text:style-name="T4">arr</text:span><text:span text:style-name="T2">.</text:span><text:span text:style-name="T3">slice</text:span><text:span text:style-name="T2">(</text:span><text:span text:style-name="T5">0</text:span><text:span text:style-name="T2">, </text:span><text:span text:style-name="T4">k</text:span><text:span text:style-name="T2">))</text:span></text:p>
      <text:p text:style-name="P1"><text:span text:style-name="T1">return</text:span><text:span text:style-name="T2"> </text:span><text:span text:style-name="T4">arr</text:span></text:p>
      <text:p text:style-name="P1"><text:span text:style-name="T2">})(</text:span><text:span text:style-name="T4">arr</text:span><text:span text:style-name="T2">, </text:span><text:span text:style-name="T4">k</text:span><text:span text:style-name="T2">)</text:span></text:p>
      <text:p text:style-name="P6"/>
      <text:p text:style-name="P6"/>
      <text:p text:style-name="P10"><text:bookmark text:name="docs-internal-guid-5fb578af-7fff-4b73-5c17-087fe263278a"/>Do the below programs in arrow functions</text:p>
      <text:list xml:id="list1302322837" text:style-name="L2">
        <text:list-item>
          <text:list>
            <text:list-item>
              <text:p text:style-name="P12">Print odd numbers in an array</text:p>
            </text:list-item>
            <text:list-item>
              <text:p text:style-name="P12">Convert all the strings to title caps in a string array</text:p>
            </text:list-item>
            <text:list-item>
              <text:p text:style-name="P12">Sum of all numbers in an array</text:p>
            </text:list-item>
            <text:list-item>
              <text:p text:style-name="P12"><text:soft-page-break/>Return all the prime numbers in an array</text:p>
            </text:list-item>
            <text:list-item>
              <text:p text:style-name="P12">Return all the palindromes in an array</text:p>
            </text:list-item>
          </text:list>
        </text:list-item>
      </text:list>
      <text:p text:style-name="P8"/>
      <text:p text:style-name="P8"/>
      <text:p text:style-name="P2">//Question 3</text:p>
      <text:p text:style-name="P2">//a. Print odd numbers in an array</text:p>
      <text:p text:style-name="P1"><text:span text:style-name="T1">let</text:span><text:span text:style-name="T2"> </text:span><text:span text:style-name="T3">odds</text:span><text:span text:style-name="T2"> </text:span><text:span text:style-name="T1">=</text:span><text:span text:style-name="T2"> (</text:span><text:span text:style-name="T4">arr</text:span><text:span text:style-name="T2">) </text:span><text:span text:style-name="T1">=&gt;</text:span><text:span text:style-name="T2"> { </text:span><text:span text:style-name="T1">return</text:span><text:span text:style-name="T2"> </text:span><text:span text:style-name="T4">arr</text:span><text:span text:style-name="T2">.</text:span><text:span text:style-name="T3">filter</text:span><text:span text:style-name="T2">(</text:span><text:span text:style-name="T4">n</text:span><text:span text:style-name="T2"> </text:span><text:span text:style-name="T1">=&gt;</text:span><text:span text:style-name="T2"> </text:span><text:span text:style-name="T4">n</text:span><text:span text:style-name="T2"> </text:span><text:span text:style-name="T1">%</text:span><text:span text:style-name="T2"> </text:span><text:span text:style-name="T5">2</text:span><text:span text:style-name="T2"> </text:span><text:span text:style-name="T1">==</text:span><text:span text:style-name="T2"> </text:span><text:span text:style-name="T5">1</text:span><text:span text:style-name="T2">) }</text:span></text:p>
      <text:p text:style-name="P5"/>
      <text:p text:style-name="P2">//b. Convert all the strings to title caps in a string array</text:p>
      <text:p text:style-name="P5"/>
      <text:p text:style-name="P1"><text:span text:style-name="T1">let</text:span><text:span text:style-name="T2"> </text:span><text:span text:style-name="T3">titleCase</text:span><text:span text:style-name="T2"> </text:span><text:span text:style-name="T1">=</text:span><text:span text:style-name="T2"> (</text:span><text:span text:style-name="T4">str</text:span><text:span text:style-name="T2">) </text:span><text:span text:style-name="T1">=&gt;</text:span><text:span text:style-name="T2"> {</text:span></text:p>
      <text:p text:style-name="P1"><text:span text:style-name="T1">let</text:span><text:span text:style-name="T2"> </text:span><text:span text:style-name="T4">arr</text:span><text:span text:style-name="T2"> </text:span><text:span text:style-name="T1">=</text:span><text:span text:style-name="T2"> </text:span><text:span text:style-name="T4">str</text:span><text:span text:style-name="T2">.</text:span><text:span text:style-name="T3">split</text:span><text:span text:style-name="T2">(</text:span><text:span text:style-name="T7">' '</text:span><text:span text:style-name="T2">)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=</text:span><text:span text:style-name="T2"> </text:span><text:span text:style-name="T5">0</text:span><text:span text:style-name="T2">; </text:span><text:span text:style-name="T4">i</text:span><text:span text:style-name="T2"> </text:span><text:span text:style-name="T1">&lt;</text:span><text:span text:style-name="T2"> </text:span><text:span text:style-name="T4">arr</text:span><text:span text:style-name="T2">.length; </text:span><text:span text:style-name="T4">i</text:span><text:span text:style-name="T1">++</text:span><text:span text:style-name="T2">) {</text:span></text:p>
      <text:p text:style-name="P1"><text:span text:style-name="T4">arr</text:span><text:span text:style-name="T2">[</text:span><text:span text:style-name="T4">i</text:span><text:span text:style-name="T2">] </text:span><text:span text:style-name="T1">=</text:span><text:span text:style-name="T2"> </text:span><text:span text:style-name="T4">arr</text:span><text:span text:style-name="T2">[</text:span><text:span text:style-name="T4">i</text:span><text:span text:style-name="T2">][</text:span><text:span text:style-name="T5">0</text:span><text:span text:style-name="T2">].</text:span><text:span text:style-name="T3">toUpperCase</text:span><text:span text:style-name="T2">() </text:span><text:span text:style-name="T1">+</text:span><text:span text:style-name="T2"> </text:span><text:span text:style-name="T4">arr</text:span><text:span text:style-name="T2">[</text:span><text:span text:style-name="T4">i</text:span><text:span text:style-name="T2">].</text:span><text:span text:style-name="T3">substr</text:span><text:span text:style-name="T2">(</text:span><text:span text:style-name="T5">1</text:span><text:span text:style-name="T2">).</text:span><text:span text:style-name="T3">toLowerCase</text:span><text:span text:style-name="T2">()</text:span></text:p>
      <text:p text:style-name="P4">}</text:p>
      <text:p text:style-name="P1"><text:span text:style-name="T1">return</text:span><text:span text:style-name="T2"> </text:span><text:span text:style-name="T4">arr</text:span><text:span text:style-name="T2">.</text:span><text:span text:style-name="T3">join</text:span><text:span text:style-name="T2">(</text:span><text:span text:style-name="T7">' '</text:span><text:span text:style-name="T2">)</text:span></text:p>
      <text:p text:style-name="P4">}</text:p>
      <text:p text:style-name="P5"/>
      <text:p text:style-name="P1"><text:span text:style-name="T1">let</text:span><text:span text:style-name="T2"> </text:span><text:span text:style-name="T3">titleArr</text:span><text:span text:style-name="T2"> </text:span><text:span text:style-name="T1">=</text:span><text:span text:style-name="T2"> (</text:span><text:span text:style-name="T4">arr</text:span><text:span text:style-name="T2">) </text:span><text:span text:style-name="T1">=&gt;</text:span><text:span text:style-name="T2"> {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=</text:span><text:span text:style-name="T2"> </text:span><text:span text:style-name="T5">0</text:span><text:span text:style-name="T2">; </text:span><text:span text:style-name="T4">i</text:span><text:span text:style-name="T2"> </text:span><text:span text:style-name="T1">&lt;</text:span><text:span text:style-name="T2"> </text:span><text:span text:style-name="T4">arr</text:span><text:span text:style-name="T2">.length; </text:span><text:span text:style-name="T4">i</text:span><text:span text:style-name="T1">++</text:span><text:span text:style-name="T2">) </text:span><text:span text:style-name="T4">arr</text:span><text:span text:style-name="T2">[</text:span><text:span text:style-name="T4">i</text:span><text:span text:style-name="T2">] </text:span><text:span text:style-name="T1">=</text:span><text:span text:style-name="T2"> </text:span><text:span text:style-name="T3">titleCase</text:span><text:span text:style-name="T2">(</text:span><text:span text:style-name="T4">arr</text:span><text:span text:style-name="T2">[</text:span><text:span text:style-name="T4">i</text:span><text:span text:style-name="T2">])</text:span></text:p>
      <text:p text:style-name="P1"><text:span text:style-name="T1">return</text:span><text:span text:style-name="T2"> </text:span><text:span text:style-name="T4">arr</text:span></text:p>
      <text:p text:style-name="P4">}</text:p>
      <text:p text:style-name="P5"/>
      <text:p text:style-name="P2">//c. Sum of all numbers in an array</text:p>
      <text:p text:style-name="P1"><text:span text:style-name="T1">let</text:span><text:span text:style-name="T2"> </text:span><text:span text:style-name="T3">sum</text:span><text:span text:style-name="T2"> </text:span><text:span text:style-name="T1">=</text:span><text:span text:style-name="T2"> (</text:span><text:span text:style-name="T4">arr</text:span><text:span text:style-name="T2">) </text:span><text:span text:style-name="T1">=&gt;</text:span><text:span text:style-name="T2"> </text:span><text:span text:style-name="T4">arr</text:span><text:span text:style-name="T2">.</text:span><text:span text:style-name="T3">reduce</text:span><text:span text:style-name="T2">((</text:span><text:span text:style-name="T4">a</text:span><text:span text:style-name="T2">, </text:span><text:span text:style-name="T4">b</text:span><text:span text:style-name="T2">) </text:span><text:span text:style-name="T1">=&gt;</text:span><text:span text:style-name="T2"> </text:span><text:span text:style-name="T4">a</text:span><text:span text:style-name="T2"> </text:span><text:span text:style-name="T1">+</text:span><text:span text:style-name="T2"> </text:span><text:span text:style-name="T4">b</text:span><text:span text:style-name="T2">, </text:span><text:span text:style-name="T5">0</text:span><text:span text:style-name="T2">)</text:span></text:p>
      <text:p text:style-name="P5"/>
      <text:p text:style-name="P2">//d. Return all the prime numbers in an array</text:p>
      <text:p text:style-name="P1"><text:span text:style-name="T1">let</text:span><text:span text:style-name="T2"> </text:span><text:span text:style-name="T3">isprime</text:span><text:span text:style-name="T2"> </text:span><text:span text:style-name="T1">=</text:span><text:span text:style-name="T2"> (</text:span><text:span text:style-name="T4">n</text:span><text:span text:style-name="T2">) </text:span><text:span text:style-name="T1">=&gt;</text:span><text:span text:style-name="T2"> {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=</text:span><text:span text:style-name="T2"> </text:span><text:span text:style-name="T5">2</text:span><text:span text:style-name="T2">; </text:span><text:span text:style-name="T4">i</text:span><text:span text:style-name="T2"> </text:span><text:span text:style-name="T1">&lt;</text:span><text:span text:style-name="T2"> </text:span><text:span text:style-name="T4">n</text:span><text:span text:style-name="T2">; </text:span><text:span text:style-name="T4">i</text:span><text:span text:style-name="T1">++</text:span><text:span text:style-name="T2">)</text:span><text:span text:style-name="T1">if</text:span><text:span text:style-name="T2"> (</text:span><text:span text:style-name="T4">n</text:span><text:span text:style-name="T2"> </text:span><text:span text:style-name="T1">%</text:span><text:span text:style-name="T2"> </text:span><text:span text:style-name="T4">i</text:span><text:span text:style-name="T2"> </text:span><text:span text:style-name="T1">==</text:span><text:span text:style-name="T2"> </text:span><text:span text:style-name="T5">0</text:span><text:span text:style-name="T2">) </text:span><text:span text:style-name="T1">return</text:span><text:span text:style-name="T2"> </text:span><text:span text:style-name="T5">false</text:span></text:p>
      <text:p text:style-name="P1"><text:span text:style-name="T1">return</text:span><text:span text:style-name="T2"> </text:span><text:span text:style-name="T5">true</text:span></text:p>
      <text:p text:style-name="P4">}</text:p>
      <text:p text:style-name="P5"/>
      <text:p text:style-name="P1"><text:span text:style-name="T1">let</text:span><text:span text:style-name="T2"> </text:span><text:span text:style-name="T3">allPrimes</text:span><text:span text:style-name="T2"> </text:span><text:span text:style-name="T1">=</text:span><text:span text:style-name="T2"> (</text:span><text:span text:style-name="T4">arr</text:span><text:span text:style-name="T2">) </text:span><text:span text:style-name="T1">=&gt;</text:span><text:span text:style-name="T2"> </text:span><text:span text:style-name="T4">arr</text:span><text:span text:style-name="T2">.</text:span><text:span text:style-name="T3">filter</text:span><text:span text:style-name="T2">(</text:span><text:span text:style-name="T4">n</text:span><text:span text:style-name="T2"> </text:span><text:span text:style-name="T1">=&gt;</text:span><text:span text:style-name="T2"> </text:span><text:span text:style-name="T3">isprime</text:span><text:span text:style-name="T2">(</text:span><text:span text:style-name="T4">arr</text:span><text:span text:style-name="T2">))</text:span></text:p>
      <text:p text:style-name="P5"/>
      <text:p text:style-name="P2">//e. Return all the palindromes in an array</text:p>
      <text:p text:style-name="P1"><text:span text:style-name="T1">let</text:span><text:span text:style-name="T2"> </text:span><text:span text:style-name="T3">isPalindrome</text:span><text:span text:style-name="T2"> </text:span><text:span text:style-name="T1">=</text:span><text:span text:style-name="T2"> </text:span><text:span text:style-name="T4">s</text:span><text:span text:style-name="T2"> </text:span><text:span text:style-name="T1">=&gt;</text:span><text:span text:style-name="T2"> </text:span><text:span text:style-name="T4">s</text:span><text:span text:style-name="T2">.</text:span><text:span text:style-name="T3">split</text:span><text:span text:style-name="T2">(</text:span><text:span text:style-name="T7">''</text:span><text:span text:style-name="T2">).</text:span><text:span text:style-name="T3">reverse</text:span><text:span text:style-name="T2">().</text:span><text:span text:style-name="T3">join</text:span><text:span text:style-name="T2">(</text:span><text:span text:style-name="T7">''</text:span><text:span text:style-name="T2">) </text:span><text:span text:style-name="T1">==</text:span><text:span text:style-name="T2"> </text:span><text:span text:style-name="T4">s</text:span></text:p>
      <text:p text:style-name="P1"><text:span text:style-name="T1">let</text:span><text:span text:style-name="T2"> </text:span><text:span text:style-name="T3">allPalindromes</text:span><text:span text:style-name="T2"> </text:span><text:span text:style-name="T1">=</text:span><text:span text:style-name="T2"> (</text:span><text:span text:style-name="T4">arr</text:span><text:span text:style-name="T2">) </text:span><text:span text:style-name="T1">=&gt;</text:span><text:span text:style-name="T2"> {</text:span></text:p>
      <text:p text:style-name="P1"><text:span text:style-name="T1">let</text:span><text:span text:style-name="T2"> </text:span><text:span text:style-name="T4">palindromes</text:span><text:span text:style-name="T2"> </text:span><text:span text:style-name="T1">=</text:span><text:span text:style-name="T2"> []</text:span></text:p>
      <text:p text:style-name="P1"><text:span text:style-name="T1">for</text:span><text:span text:style-name="T2"> (</text:span><text:span text:style-name="T1">let</text:span><text:span text:style-name="T2"> </text:span><text:span text:style-name="T4">i</text:span><text:span text:style-name="T2"> </text:span><text:span text:style-name="T1">of</text:span><text:span text:style-name="T2"> </text:span><text:span text:style-name="T4">arr</text:span><text:span text:style-name="T2">) </text:span><text:span text:style-name="T1">if</text:span><text:span text:style-name="T2"> (</text:span><text:span text:style-name="T3">isPalindrome</text:span><text:span text:style-name="T2">(</text:span><text:span text:style-name="T4">i</text:span><text:span text:style-name="T2">)) </text:span><text:span text:style-name="T4">palindromes</text:span><text:span text:style-name="T2">.</text:span><text:span text:style-name="T3">push</text:span><text:span text:style-name="T2">(</text:span><text:span text:style-name="T4">i</text:span><text:span text:style-name="T2">)</text:span></text:p>
      <text:p text:style-name="P1"><text:span text:style-name="T1">return</text:span><text:span text:style-name="T2"> </text:span><text:span text:style-name="T4">palindromes</text:span></text:p>
      <text:p text:style-name="P4">}</text:p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3:10:34.635566313</meta:creation-date>
    <dc:date>2021-11-22T13:26:52.624359854</dc:date>
    <meta:editing-duration>PT6M7S</meta:editing-duration>
    <meta:editing-cycles>1</meta:editing-cycles>
    <meta:document-statistic meta:table-count="0" meta:image-count="0" meta:object-count="0" meta:page-count="5" meta:paragraph-count="211" meta:word-count="1017" meta:character-count="4847" meta:non-whitespace-character-count="4055"/>
    <meta:generator>LibreOffice/6.4.7.2$Linux_X86_64 LibreOffice_project/40$Build-2</meta:generator>
  </office:meta>
</office:document-meta>
</file>